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3:10:23.20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3:10:32.998000000</dc:date>
    <meta:editing-duration>P3DT20H59M35S</meta:editing-duration>
    <meta:editing-cycles>305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9" meta:object-count="0"/>
  </office:meta>
</office:document-meta>
</file>